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97d" officeooo:paragraph-rsid="0011a9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www.digitalocean.com/community/tutorials/como-instalar-java-con-apt-get-en-ubuntu-16-04-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8:12:36.129788858</meta:creation-date>
    <dc:date>2017-10-02T18:12:44.819402788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98" meta:non-whitespace-character-count="98"/>
    <meta:generator>LibreOffice/5.1.6.2$Linux_X86_64 LibreOffice_project/10m0$Build-2</meta:generator>
  </office:meta>
</office:document-meta>
</file>